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style:style style:name="P2" style:family="paragraph" style:parent-style-name="Bullets_2c__20_diamond_2c__20_normal" style:list-style-nam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bugging Python Code</text:p>
      <text:p text:style-name="_2a__2a__2a__2a__2a__20__20__20__20__20__20__20_Hidden_20__20__20__20__20__20__2a__2a__2a__2a__2a_">Don Peterson <text:s text:c="7"/>Words: <text:word-count>1380</text:word-count> </text:p>
      <text:p text:style-name="Subtitle"><text:a xlink:type="simple" xlink:href="mailto:someonesdad1@gmail.com" text:style-name="Internet_20_link" text:visited-style-name="Visited_20_Internet_20_Link">someonesdad1@gmail.com</text:a> 14 May 2022</text:p>
      <text:p text:style-name="Text_20_body">This document discusses some of the techniques I use for debugging python code. <text:s/>This document is not aimed at beginners; rather, I assume you're familiar with debuggers in general and python's debugger.</text:p>
      <text:h text:style-name="Heading_20_1" text:outline-level="1">Other</text:h>
      <text:list xml:id="list4331634148535722493" text:style-name="Bullets_2c__20_diamond">
        <text:list-item>
          <text:p text:style-name="Bullets_2c__20_diamond_2c__20_normal">Discuss <text:span text:style-name="Code">debug.py</text:span>.</text:p>
          <text:list>
            <text:list-item>
              <text:p text:style-name="Bullets_2c__20_diamond_2c__20_normal"><text:span text:style-name="Code">SetDebugger()</text:span>: <text:s/>uses <text:span text:style-name="Code">TraceInfo()</text:span> on an unhandled exception.</text:p>
            </text:list-item>
          </text:list>
        </text:list-item>
        <text:list-item>
          <text:p text:style-name="Bullets_2c__20_diamond_2c__20_normal">Use <text:span text:style-name="Code">.pdbrc</text:span> for convenience, both in ~ and in your current project directory.</text:p>
        </text:list-item>
        <text:list-item>
          <text:p text:style-name="Bullets_2c__20_diamond_2c__20_normal">Do a fairly in-depth look at a number of the pdb commands.</text:p>
        </text:list-item>
        <text:list-item>
          <text:p text:style-name="Bullets_2c__20_diamond_2c__20_normal">Note pdb supports readline.</text:p>
        </text:list-item>
        <text:list-item>
          <text:p text:style-name="Bullets_2c__20_diamond_2c__20_normal"><text:span text:style-name="Code">python -m pdb myscript.py</text:span> is useful for debugging a script as you can watch how it starts up because execution is paused just before the first line of the script.</text:p>
        </text:list-item>
        <text:list-item>
          <text:p text:style-name="Bullets_2c__20_diamond_2c__20_normal">See if there's a way to always force the debugger to work if <text:span text:style-name="Code">SetDebugger()</text:span> is called.</text:p>
        </text:list-item>
        <text:list-item>
          <text:p text:style-name="Bullets_2c__20_diamond_2c__20_normal">Read the python documentation page on pdb. <text:s/>In particular, study the invocation of pdb and the <text:span text:style-name="Code">skip</text:span> keyword, which can help ignore frames from certain files. <text:s/>This is worth an example.</text:p>
        </text:list-item>
        <text:list-item>
          <text:p text:style-name="Bullets_2c__20_diamond_2c__20_normal">Can pdb debug its own code?</text:p>
        </text:list-item>
        <text:list-item>
          <text:p text:style-name="Bullets_2c__20_diamond_2c__20_normal">rpdb is a remote python debugger.</text:p>
        </text:list-item>
        <text:list-item>
          <text:p text:style-name="Bullets_2c__20_diamond_2c__20_normal">At the pdb prompt, you can just type the name of a variable to see its value unless its name is the same as a debugger command. <text:s/>As you can be surprised if you accidentally type a command in, you can always use <text:span text:style-name="Code">p</text:span> followed by the variable name to see its value.</text:p>
        </text:list-item>
      </text:list>
      <text:h text:style-name="Heading_20_1" text:outline-level="1">debug.py</text:h>
      <text:list xml:id="list35360506" text:continue-numbering="true" text:style-name="Bullets_2c__20_diamond">
        <text:list-item>
          <text:p text:style-name="Bullets_2c__20_diamond_2c__20_normal">SetDebugger() for unhandled exceptions</text:p>
          <text:list>
            <text:list-item>
              <text:p text:style-name="Bullets_2c__20_diamond_2c__20_normal">See if redirected std streams problems can be fixed </text:p>
            </text:list-item>
          </text:list>
        </text:list-item>
        <text:list-item>
          <text:p text:style-name="Bullets_2c__20_diamond_2c__20_normal">AutoIndent object can show you a visual image of the call stack</text:p>
        </text:list-item>
        <text:list-item>
          <text:p text:style-name="Bullets_2c__20_diamond_2c__20_normal"/>
        </text:list-item>
      </text:list>
      <text:h text:style-name="Heading_20_1" text:outline-level="1">pdb.py</text:h>
      <text:p text:style-name="Text_20_body">This is the console-based debugger that is built into python. <text:s/>Its primary construct is the Pdb class, which inherits from <text:span text:style-name="Code">bdb.Bdb</text:span> and <text:span text:style-name="Code">cmd</text:span>. <text:s/></text:p>
      <text:h text:style-name="Heading_20_1" text:outline-level="1">dpdb.py</text:h>
      <text:p text:style-name="Text_20_body">This module was written primarily to add colorizing to the debugger's output. <text:s/>The features I wanted were:</text:p>
      <text:list xml:id="list35383987" text:continue-numbering="true" text:style-name="Bullets_2c__20_diamond">
        <text:list-item>
          <text:p text:style-name="Bullets_2c__20_diamond_2c__20_normal">Highlight the current line and line number when the <text:span text:style-name="Code">list</text:span> command was used.</text:p>
        </text:list-item>
        <text:list-item>
          <text:p text:style-name="Bullets_2c__20_diamond_2c__20_normal">Highlight the line number in the current line executing.</text:p>
          <text:list>
            <text:list-item>
              <text:p text:style-name="Bullets_2c__20_diamond_2c__20_normal">This is because I'm usually viewing the code in another window and I need to get to the relevant line of code executing<text:note text:id="ftn0" text:note-class="footnote"><text:note-citation>1</text:note-citation><text:note-body><text:p text:style-name="Footnote">Yes, fancier GUI debuggers do this for you, but then you'll probably encounter the situation when that tool isn't available to you. <text:s/>What will you do then? <text:s/>Answer: <text:s/>make sure you can run pdb from a console window.</text:p></text:note-body></text:note>.</text:p>
            </text:list-item>
          </text:list>
        </text:list-item>
        <text:list-item>
          <text:p text:style-name="Bullets_2c__20_diamond_2c__20_normal"><text:soft-page-break/>Highlight error messages.</text:p>
        </text:list-item>
      </text:list>
      <text:p text:style-name="P2">Inspecting the <text:span text:style-name="Code">pdb</text:span>/<text:span text:style-name="Code">bdb</text:span> modules of python means trying to understand a couple of thousand lines of code which use many other python modules. <text:s/>It's pretty daunting and I didn't want to spend the time doing this.</text:p>
      <text:p text:style-name="P2">Instead, my approach was to note that Pdb's output to the user was controlled by the <text:span text:style-name="Code">Pdb.message()</text:span> method, so I decided to use regular expressions to detect the messages I was interested in and color highlight those. <text:s/>This was doable with on the order of a hundred lines of code. <text:s/>In particular:</text:p>
      <text:list xml:id="list35373423" text:continue-numbering="true" text:style-name="Bullets_2c__20_diamond">
        <text:list-item>
          <text:p text:style-name="Bullets_2c__20_diamond_2c__20_normal"><text:span text:style-name="Code">message()</text:span>'s string argument is inspected by two regular expressions, one to identify the current line in the <text:span text:style-name="Code">list</text:span> command and one to identify the current line's output when stepping. <text:s/>These two cases cause color highlighting output using the <text:span text:style-name="Code">current_listing_line()</text:span> and <text:span text:style-name="Code">current_stopped_line()</text:span> methods.</text:p>
          <text:list>
            <text:list-item>
              <text:p text:style-name="Bullets_2c__20_diamond_2c__20_normal">Also note the <text:span text:style-name="Code">if 0:</text:span> statement in <text:span text:style-name="Code">message()</text:span>. <text:s/>When I'm investigating new debugger output, I enable this line to see the <text:span text:style-name="Code">repr</text:span> form of the <text:span text:style-name="Code">msg</text:span> string printed in color. <text:s/>This is invaluable to help write a new regular expression.</text:p>
            </text:list-item>
          </text:list>
        </text:list-item>
        <text:list-item>
          <text:p text:style-name="Bullets_2c__20_diamond_2c__20_normal">The <text:span text:style-name="Code">try</text:span> block was found to be needed after getting an exception when trying the <text:span text:style-name="Code">whatis</text:span> command, which returns a type, not a string.</text:p>
        </text:list-item>
        <text:list-item>
          <text:p text:style-name="Bullets_2c__20_diamond_2c__20_normal">I use terminal windows with 50 to 100 lines. <text:s/>Python's debugger only prints 11 lines for the <text:span text:style-name="Code">list</text:span> command. <text:s/>Thus, I brought the code in for the <text:span text:style-name="Code">do_list()</text:span> method to override the built-in command. <text:s/>I mark the lines I add with my initials and comment out the original lines. <text:s/>This makes it easier to understand how things were changed.</text:p>
        </text:list-item>
        <text:list-item>
          <text:p text:style-name="Bullets_2c__20_diamond_2c__20_normal">I needed to override the <text:span text:style-name="Code">pdb.set_trace</text:span> method, as it created an instance of Pdb and I needed an instance of <text:span text:style-name="Code">DPdb</text:span>, my debugger class that was derived from <text:span text:style-name="Code">Pdb</text:span>.</text:p>
        </text:list-item>
        <text:list-item>
          <text:p text:style-name="Bullets_2c__20_diamond_2c__20_normal">I added the <text:span text:style-name="Code">do_clr()</text:span> method to add the <text:span text:style-name="Code">clr</text:span> command to the debugger, which lets me change the color choices.</text:p>
        </text:list-item>
      </text:list>
      <text:h text:style-name="Heading_20_1" text:outline-level="1">Principles</text:h>
      <text:h text:style-name="Heading_20_2" text:outline-level="2">Debuggers are evil</text:h>
      <text:p text:style-name="Text_20_body">Around 30 years ago I took a "software retread" class at HP that was intended to train experienced technical folks in the basics of computer science skills. <text:s/>It was an intense 8 hour per day, 5 days per week class that lasted 3 or 4 months and required a lot of work outside of class. <text:s/></text:p>
      <text:p text:style-name="Text_20_body">During this class, the instructor commented that debuggers are evil. <text:s/>When I understood what he meant, he was right. <text:s/></text:p>
      <text:p text:style-name="Text_20_body">The instructor's focus during the class was to give instruction on how to design and construct software properly. <text:s/>His fundamental message was that you should be able to design your code correctly in the first place, then read and inspect your code while developing it to find the problems. <text:s/>You were also tasked to properly test your code, with the analog of testing a welded box: <text:s/>you test at the limits and edges of the box where the weaknesses will be, not at the "center". <text:s/>When needed, you put <text:span text:style-name="Code">printf()</text:span> statements in your code to help you understand what was going on (we worked on HP UNIX workstations and all programming was in C). <text:s/></text:p>
      <text:p text:style-name="Text_20_body">He called debuggers evil for a number of reasons:</text:p>
      <text:list xml:id="list35384763" text:continue-numbering="true" text:style-name="Bullets_2c__20_diamond">
        <text:list-item>
          <text:p text:style-name="Bullets_2c__20_diamond_2c__20_normal">Debuggers are software and they have bugs. <text:s/>Those bugs have a way of biting you when you're trying to debug something. <text:s/>This causes frustration, confusion, and wastes precious time.</text:p>
        </text:list-item>
        <text:list-item>
          <text:p text:style-name="Bullets_2c__20_diamond_2c__20_normal">Debuggers change the execution environment of your program and can cause problems to disappear or race conditions. <text:s/>These are fondly known as Heisenbugs.</text:p>
        </text:list-item>
        <text:list-item>
          <text:p text:style-name="Bullets_2c__20_diamond_2c__20_normal">You can find yourself working in an environment where that detailed debugger knowledge is <text:soft-page-break/>useless because the debugger is unavailable. <text:s/>Then what are you going to do?</text:p>
        </text:list-item>
      </text:list>
      <text:p text:style-name="P2">During the class, I used both my HP-UX workstation and my PC with Linux, version 1.2.13 as I recall. <text:s/>I had access to a handful of different debuggers and used them enough to see bugs in every one of them. <text:s/>This was an eye opener. <text:s/>And for performance code where speed matters, Heisenbugs can frustrate the hell out of you.</text:p>
      <text:p text:style-name="P2">Later on the job I worked on HP LaserJet firmware and we worked on code that modified the behavior of the boot-up sequence. <text:s/>This was early enough in the boot cycle that <text:span text:style-name="T1">there were no tools to help with debugging, not even printf()</text:span>. <text:s/>The lead engineer commented that our only debugging tools were 1) to observe the final output state and 2) logically deduce what happened by inspecting the code. <text:s/>One of my friends was the EE who worked on both the boot code and the electronics and he had to explain that we couldn't even hook up any of the hardware aids for debugging at this stage of the code. <text:s/>This was an excellent illustration of exactly what the retread class instructor was talking about.</text:p>
      <text:p text:style-name="P2">Now, of course, for a complicated mess of software interacting with complicated systems, understanding things is nearly impossible without having a debugger. <text:s/>Yet the "debuggers are evil" message should always keep you on your toes and hone your "built-in doubter" to make sure you aren't led down the garden path.</text:p>
      <text:p text:style-name="P2">To distill the wisdom of the instructor's knowledge and experience, I'd say at the least you need to learn to debug your programs with nothing more than <text:span text:style-name="Code">print()</text:span> statements -- and be thankful that you have even that much.</text:p>
      <text:h text:style-name="Heading_20_2" text:outline-level="2">Learn how your debugger works</text:h>
      <text:p text:style-name="Text_20_body">It's worth some time to inspect the code for the python debugger.</text:p>
      <text:p text:style-name="Text_20_body">You'll see it uses the <text:span text:style-name="Code">cmd</text:span> module, explaining the many <text:span text:style-name="Code">do_xxx()</text:span> methods in the <text:span text:style-name="Code">class Pdb</text:span>. <text:s/>This makes it easy to add new commands to the debugger.</text:p>
      <text:p text:style-name="Text_20_body">Over a decade ago, I created a complicated GUI program for an electronic test equipment company customer. <text:s/>This program was used to control oscilloscopes and function generators, sending and receiving waveforms with millions of bytes of data, then display the data on a graph with lots of ways of viewing and manipulating the data. <text:s/>I remember using a GUI debugger called spyder that ran under plain Windows then (it apparently only works under iron python today). <text: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3333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0" meta:image-count="0" meta:object-count="0" meta:page-count="3" meta:paragraph-count="53" meta:word-count="1380" meta:character-count="7826"/>
    <meta:template xlink:type="simple" xlink:actuate="onRequest" xlink:title="Normal" xlink:href="../Normal.ott" meta:date="2014-12-28T08:19:31.36"/>
  </office:meta>
</office:document-meta>
</file>